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bf00" loext:opacity="100%" fo:font-size="16pt" fo:font-weight="bold" officeooo:rsid="0007b193" officeooo:paragraph-rsid="0007b193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ffbf00" loext:opacity="100%" fo:font-size="16pt" fo:font-weight="bold" officeooo:rsid="001372ad" officeooo:paragraph-rsid="00093892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ffbf00" loext:opacity="100%" fo:font-size="16pt" style:text-underline-style="solid" style:text-underline-width="auto" style:text-underline-color="font-color" fo:font-weight="bold" officeooo:rsid="002246c8" officeooo:paragraph-rsid="00093892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ffbf00" loext:opacity="100%" fo:font-size="16pt" style:text-underline-style="solid" style:text-underline-width="auto" style:text-underline-color="font-color" fo:font-weight="bold" officeooo:rsid="002246c8" officeooo:paragraph-rsid="000c92bf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ffbf00" loext:opacity="100%" fo:font-size="16pt" style:text-underline-style="solid" style:text-underline-width="auto" style:text-underline-color="font-color" fo:font-weight="bold" officeooo:rsid="0022eb80" officeooo:paragraph-rsid="00093892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ffbf00" loext:opacity="100%" fo:font-size="14pt" style:text-underline-style="solid" style:text-underline-width="auto" style:text-underline-color="font-color" fo:font-weight="bold" officeooo:rsid="001c536f" officeooo:paragraph-rsid="00093892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ffbf00" loext:opacity="100%" fo:font-size="14pt" style:text-underline-style="solid" style:text-underline-width="auto" style:text-underline-color="font-color" fo:font-weight="normal" officeooo:rsid="0038c0ea" officeooo:paragraph-rsid="00093892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ffbf00" loext:opacity="100%" style:text-outline="false" style:text-line-through-style="none" style:text-line-through-type="none" style:font-name="Arial" fo:font-size="14pt" fo:font-style="normal" fo:text-shadow="none" style:text-underline-style="none" fo:font-weight="bold" officeooo:rsid="000f3de0" officeooo:paragraph-rsid="00093892" style:font-size-asian="14pt" style:font-style-asian="normal" style:font-weight-asian="bold" style:font-size-complex="14pt" style:font-weight-complex="bold" style:text-emphasize="none"/>
    </style:style>
    <style:style style:name="P9" style:family="paragraph" style:parent-style-name="Standard">
      <style:text-properties fo:color="#ffbf00" loext:opacity="100%" style:text-outline="false" style:text-line-through-style="none" style:text-line-through-type="none" style:font-name="Arial" fo:font-size="14pt" fo:font-style="normal" fo:text-shadow="none" style:text-underline-style="none" fo:font-weight="bold" officeooo:rsid="000eb051" officeooo:paragraph-rsid="00093892" style:font-size-asian="14pt" style:font-style-asian="normal" style:font-weight-asian="bold" style:font-size-complex="14pt" style:font-weight-complex="bold" style:text-emphasize="none"/>
    </style:style>
    <style:style style:name="P10" style:family="paragraph" style:parent-style-name="Standard">
      <style:text-properties fo:color="#ffbf00" loext:opacity="100%" style:text-outline="false" style:text-line-through-style="none" style:text-line-through-type="none" style:font-name="Arial" fo:font-size="16pt" fo:font-style="normal" fo:text-shadow="none" style:text-underline-style="none" fo:font-weight="bold" officeooo:rsid="001372ad" officeooo:paragraph-rsid="00093892" style:font-size-asian="16pt" style:font-style-asian="normal" style:font-weight-asian="bold" style:font-size-complex="16pt" style:font-weight-complex="bold" style:text-emphasize="none"/>
    </style:style>
    <style:style style:name="P11" style:family="paragraph" style:parent-style-name="Standard">
      <style:text-properties fo:color="#ffbf00" loext:opacity="100%" style:text-outline="false" style:text-line-through-style="none" style:text-line-through-type="none" style:font-name="Arial" fo:font-size="16pt" fo:font-style="normal" fo:text-shadow="none" style:text-underline-style="none" fo:font-weight="bold" officeooo:rsid="001891c6" officeooo:paragraph-rsid="00093892" style:font-size-asian="16pt" style:font-style-asian="normal" style:font-weight-asian="bold" style:font-size-complex="16pt" style:font-weight-complex="bold" style:text-emphasize="none"/>
    </style:style>
    <style:style style:name="P12" style:family="paragraph" style:parent-style-name="Standard">
      <style:text-properties fo:color="#ffbf00" loext:opacity="100%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officeooo:rsid="0022eb80" officeooo:paragraph-rsid="00093892" style:font-size-asian="16pt" style:font-style-asian="normal" style:font-weight-asian="bold" style:font-size-complex="16pt" style:font-weight-complex="bold" style:text-emphasize="none"/>
    </style:style>
    <style:style style:name="P13" style:family="paragraph" style:parent-style-name="Standard">
      <style:text-properties fo:color="#ffbf00" loext:opacity="100%" style:text-outline="false" style:text-line-through-style="none" style:text-line-through-type="none" style:font-name="Arial" fo:font-size="18pt" fo:font-style="normal" fo:text-shadow="none" style:text-underline-style="none" fo:font-weight="bold" officeooo:rsid="0016f346" officeooo:paragraph-rsid="00093892" style:font-size-asian="18pt" style:font-style-asian="normal" style:font-weight-asian="bold" style:font-size-complex="18pt" style:font-weight-complex="bold" style:text-emphasize="none"/>
    </style:style>
    <style:style style:name="P14" style:family="paragraph" style:parent-style-name="Standard">
      <style:text-properties fo:color="#ffbf00" loext:opacity="100%" style:text-outline="false" style:text-line-through-style="none" style:text-line-through-type="none" style:font-name="Arial" fo:font-size="18pt" fo:font-style="normal" fo:text-shadow="none" style:text-underline-style="none" fo:font-weight="normal" officeooo:rsid="0016f346" officeooo:paragraph-rsid="00093892" style:font-size-asian="18pt" style:font-style-asian="normal" style:font-weight-asian="normal" style:font-size-complex="18pt" style:font-weight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7b193" officeooo:paragraph-rsid="0007b193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bold" officeooo:rsid="0014c6c3" officeooo:paragraph-rsid="00093892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0000" loext:opacity="100%" fo:font-size="14pt" fo:font-weight="bold" officeooo:rsid="000c92bf" officeooo:paragraph-rsid="000c92bf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loext:opacity="100%" fo:font-size="14pt" fo:font-weight="bold" officeooo:rsid="001c536f" officeooo:paragraph-rsid="000c92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fo:font-size="14pt" style:text-underline-style="none" fo:font-weight="bold" officeooo:rsid="000c92bf" officeooo:paragraph-rsid="000c92bf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loext:opacity="100%" fo:font-size="14pt" style:text-underline-style="none" fo:font-weight="bold" officeooo:rsid="001c536f" officeooo:paragraph-rsid="000c92b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15d8f2" officeooo:paragraph-rsid="00093892" style:font-size-asian="12.25pt" style:font-style-asian="normal" style:font-weight-asian="normal" style:font-size-complex="14pt" style:font-weight-complex="normal" style:text-emphasize="none"/>
    </style:style>
    <style:style style:name="P22" style:family="paragraph" style:parent-style-name="Standard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16f346" officeooo:paragraph-rsid="00093892" style:font-size-asian="12.25pt" style:font-style-asian="normal" style:font-weight-asian="normal" style:font-size-complex="14pt" style:font-weight-complex="normal" style:text-emphasize="none"/>
    </style:style>
    <style:style style:name="P23" style:family="paragraph" style:parent-style-name="Standard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1891c6" officeooo:paragraph-rsid="00093892" style:font-size-asian="12.25pt" style:font-style-asian="normal" style:font-weight-asian="normal" style:font-size-complex="14pt" style:font-weight-complex="normal" style:text-emphasize="none"/>
    </style:style>
    <style:style style:name="P24" style:family="paragraph" style:parent-style-name="Standard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16727d" officeooo:paragraph-rsid="00093892" style:font-size-asian="14pt" style:font-style-asian="normal" style:font-weight-asian="normal" style:font-size-complex="14pt" style:font-weight-complex="normal" style:text-emphasize="non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7b193" officeooo:paragraph-rsid="0007b193" style:font-size-asian="14pt" style:font-style-asian="normal" style:font-weight-asian="normal" style:font-size-complex="14pt" style:font-weight-complex="normal" style:text-emphasize="none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1c79f7" officeooo:paragraph-rsid="0007b193" style:font-size-asian="14pt" style:font-style-asian="normal" style:font-weight-asian="normal" style:font-size-complex="14pt" style:font-weight-complex="bold" style:text-emphasize="none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7b193" officeooo:paragraph-rsid="0007b193" style:font-size-asian="14pt" style:font-style-asian="normal" style:font-weight-asian="normal" style:font-size-complex="14pt" style:font-weight-complex="bold" style:text-emphasize="non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4pt" fo:font-style="normal" fo:text-shadow="none" officeooo:rsid="00086fcb" officeooo:paragraph-rsid="00086fcb" style:font-size-asian="14pt" style:font-style-asian="normal" style:font-size-complex="14pt" style:text-emphasize="none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4pt" fo:font-style="normal" fo:text-shadow="none" officeooo:rsid="00086fcb" officeooo:paragraph-rsid="00086fcb" style:font-size-asian="14pt" style:font-style-asian="normal" style:font-size-complex="14pt" style:text-emphasize="none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4pt" fo:font-style="normal" fo:text-shadow="none" style:text-underline-style="none" fo:font-weight="normal" officeooo:rsid="00093747" officeooo:paragraph-rsid="00086fcb" style:font-size-asian="14pt" style:font-style-asian="normal" style:font-weight-asian="normal" style:font-size-complex="14pt" style:font-weight-complex="normal" style:text-emphasize="none"/>
    </style:style>
    <style:style style:name="P31" style:family="paragraph" style:parent-style-name="Standard">
      <style:text-properties fo:color="#000000" loext:opacity="100%" fo:font-weight="normal" officeooo:rsid="000f3de0" officeooo:paragraph-rsid="00125170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5983b0" loext:opacity="100%" style:text-outline="false" style:text-line-through-style="none" style:text-line-through-type="none" style:font-name="Arial1" fo:font-size="14pt" fo:font-style="normal" fo:text-shadow="none" fo:font-weight="bold" officeooo:rsid="00093892" officeooo:paragraph-rsid="00093892" style:font-size-asian="14pt" style:font-style-asian="normal" style:font-weight-asian="bold" style:font-size-complex="14pt" style:font-weight-complex="bold" style:text-emphasize="none"/>
    </style:style>
    <style:style style:name="P33" style:family="paragraph" style:parent-style-name="Standard">
      <style:paragraph-properties fo:text-align="center" style:justify-single-word="false"/>
      <style:text-properties fo:color="#5983b0" loext:opacity="100%" style:text-outline="false" style:text-line-through-style="none" style:text-line-through-type="none" style:font-name="Arial1" fo:font-size="14pt" fo:font-style="normal" fo:text-shadow="none" fo:font-weight="bold" officeooo:rsid="00086fcb" officeooo:paragraph-rsid="00086fcb" style:font-size-asian="14pt" style:font-style-asian="normal" style:font-weight-asian="bold" style:font-size-complex="14pt" style:font-weight-complex="bold" style:text-emphasize="none"/>
    </style:style>
    <style:style style:name="P34" style:family="paragraph" style:parent-style-name="Standard">
      <style:paragraph-properties fo:text-align="center" style:justify-single-word="false"/>
      <style:text-properties fo:color="#5983b0" loext:opacity="100%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officeooo:rsid="00093892" officeooo:paragraph-rsid="00093892" style:font-size-asian="14pt" style:font-style-asian="normal" style:font-weight-asian="bold" style:font-size-complex="14pt" style:font-weight-complex="bold" style:text-emphasize="none"/>
    </style:style>
    <style:style style:name="P35" style:family="paragraph" style:parent-style-name="Standard">
      <style:paragraph-properties fo:text-align="start" style:justify-single-word="false"/>
      <style:text-properties fo:color="#5983b0" loext:opacity="100%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officeooo:rsid="001c79f7" officeooo:paragraph-rsid="00093892" style:font-size-asian="14pt" style:font-style-asian="normal" style:font-weight-asian="bold" style:font-size-complex="14pt" style:font-weight-complex="bold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font-name="Arial" fo:font-size="14pt" fo:font-style="normal" fo:text-shadow="none" style:text-underline-style="none" fo:font-weight="normal" officeooo:rsid="001035c6" officeooo:paragraph-rsid="00093892" style:font-size-asian="14pt" style:font-style-asian="normal" style:font-weight-asian="normal" style:font-size-complex="14pt" style:font-weight-complex="bold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font-name="Arial" fo:font-size="14pt" fo:font-style="normal" fo:text-shadow="none" style:text-underline-style="none" fo:font-weight="normal" officeooo:rsid="001372ad" officeooo:paragraph-rsid="00093892" style:font-size-asian="14pt" style:font-style-asian="normal" style:font-weight-asian="normal" style:font-size-complex="14pt" style:font-weight-complex="bold" style:text-emphasize="none"/>
    </style:style>
    <style:style style:name="P38" style:family="paragraph" style:parent-style-name="Standard">
      <style:text-properties style:text-outline="false" style:text-line-through-style="none" style:text-line-through-type="none" style:font-name="Arial" fo:font-size="14pt" fo:font-style="normal" fo:text-shadow="none" style:text-underline-style="none" fo:font-weight="normal" officeooo:rsid="0014c6c3" officeooo:paragraph-rsid="00093892" style:font-size-asian="14pt" style:font-style-asian="normal" style:font-weight-asian="normal" style:font-size-complex="14pt" style:font-weight-complex="bold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font-name="Arial" fo:font-size="14pt" fo:font-style="normal" fo:text-shadow="none" style:text-underline-style="none" fo:font-weight="normal" officeooo:rsid="000eb051" officeooo:paragraph-rsid="00093892" style:font-size-asian="14pt" style:font-style-asian="normal" style:font-weight-asian="normal" style:font-size-complex="14pt" style:font-weight-complex="bold" style:text-emphasize="none"/>
    </style:style>
    <style:style style:name="P40" style:family="paragraph" style:parent-style-name="Standard">
      <style:text-properties fo:font-size="14pt" fo:font-weight="bold" officeooo:rsid="000f3de0" officeooo:paragraph-rsid="00093892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1c79f7" officeooo:paragraph-rsid="00093892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rsid="001c536f" officeooo:paragraph-rsid="00093892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rsid="001c536f" officeooo:paragraph-rsid="000c92bf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0c8ac4" officeooo:paragraph-rsid="000c8ac4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0c92bf" officeooo:paragraph-rsid="000c92bf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1d0808" officeooo:paragraph-rsid="00093892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729fcf" loext:opacity="100%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officeooo:rsid="0007b193" officeooo:paragraph-rsid="0007b193" style:font-size-asian="14pt" style:font-style-asian="normal" style:font-weight-asian="bold" style:font-size-complex="14pt" style:font-weight-complex="bold" style:text-emphasize="none"/>
    </style:style>
    <style:style style:name="P48" style:family="paragraph" style:parent-style-name="Standard">
      <style:text-properties fo:color="#3465a4" loext:opacity="100%" fo:font-size="14pt" fo:font-weight="bold" officeooo:rsid="001c536f" officeooo:paragraph-rsid="000c92bf" style:font-size-asian="14pt" style:font-weight-asian="bold" style:font-size-complex="14pt" style:font-weight-complex="bold"/>
    </style:style>
    <style:style style:name="P49" style:family="paragraph" style:parent-style-name="Standard">
      <style:text-properties fo:color="#3465a4" loext:opacity="100%" fo:font-size="14pt" fo:font-weight="bold" officeooo:rsid="000c92bf" officeooo:paragraph-rsid="000c92bf" style:font-size-asian="14pt" style:font-weight-asian="bold" style:font-size-complex="14pt" style:font-weight-complex="bold"/>
    </style:style>
    <style:style style:name="P50" style:family="paragraph" style:parent-style-name="Standard" style:list-style-name="List_20_1">
      <style:text-properties officeooo:paragraph-rsid="000dcc34"/>
    </style:style>
    <style:style style:name="P51" style:family="paragraph" style:parent-style-name="Standard" style:list-style-name="List_20_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7b193" officeooo:paragraph-rsid="0007b193" style:font-size-asian="14pt" style:font-style-asian="normal" style:font-weight-asian="normal" style:font-size-complex="14pt" style:font-weight-complex="bold" style:text-emphasize="none"/>
    </style:style>
    <style:style style:name="P52" style:family="paragraph" style:parent-style-name="Standard" style:list-style-name="List_20_1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dcc34" officeooo:paragraph-rsid="000dcc34" style:font-size-asian="14pt" style:font-style-asian="normal" style:font-weight-asian="normal" style:font-size-complex="14pt" style:font-weight-complex="bold" style:text-emphasize="none"/>
    </style:style>
    <style:style style:name="P53" style:family="paragraph" style:parent-style-name="Standard" style:list-style-name="List_20_1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f3de0" officeooo:paragraph-rsid="000dcc34" style:font-size-asian="14pt" style:font-style-asian="normal" style:font-weight-asian="normal" style:font-size-complex="14pt" style:font-weight-complex="bold" style:text-emphasize="none"/>
    </style:style>
    <style:style style:name="P54" style:family="paragraph" style:parent-style-name="Standard" style:list-style-name="List_20_1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eb051" officeooo:paragraph-rsid="000dcc34" style:font-size-asian="14pt" style:font-style-asian="normal" style:font-weight-asian="normal" style:font-size-complex="14pt" style:font-weight-complex="bold" style:text-emphasize="none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1c79f7" officeooo:paragraph-rsid="0007b193" style:font-size-asian="14pt" style:font-style-asian="normal" style:font-weight-asian="normal" style:font-size-complex="14pt" style:font-weight-complex="bold" style:text-emphasize="none"/>
    </style:style>
    <style:style style:name="P56" style:family="paragraph" style:parent-style-name="Standard" style:list-style-name="List_20_1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eb051" officeooo:paragraph-rsid="000dcc34" style:font-size-asian="14pt" style:font-style-asian="normal" style:font-weight-asian="normal" style:font-size-complex="14pt" style:font-weight-complex="normal" style:text-emphasize="none"/>
    </style:style>
    <style:style style:name="P57" style:family="paragraph" style:parent-style-name="Standard" style:list-style-name="List_20_1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dcc34" officeooo:paragraph-rsid="000dcc34" style:font-size-asian="14pt" style:font-style-asian="normal" style:font-weight-asian="normal" style:font-size-complex="14pt" style:font-weight-complex="normal" style:text-emphasize="none"/>
    </style:style>
    <style:style style:name="P58" style:family="paragraph" style:parent-style-name="Standard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f3de0" officeooo:paragraph-rsid="000dcc34" style:font-size-asian="14pt" style:font-style-asian="normal" style:font-weight-asian="normal" style:font-size-complex="14pt" style:font-weight-complex="normal" style:text-emphasize="none"/>
    </style:style>
    <style:style style:name="P59" style:family="paragraph" style:parent-style-name="Standard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1891c6" officeooo:paragraph-rsid="00093892" style:font-size-asian="12.25pt" style:font-style-asian="normal" style:font-weight-asian="normal" style:font-size-complex="14pt" style:font-weight-complex="normal" style:text-emphasize="none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1891c6" officeooo:paragraph-rsid="001a97e1" style:font-size-asian="12.25pt" style:font-style-asian="normal" style:font-weight-asian="normal" style:font-size-complex="14pt" style:font-weight-complex="normal" style:text-emphasize="none"/>
    </style:style>
    <style:style style:name="P61" style:family="paragraph" style:parent-style-name="Standard" style:list-style-name="List_20_1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bold" officeooo:rsid="000eb051" officeooo:paragraph-rsid="000dcc34" style:font-size-asian="14pt" style:font-style-asian="normal" style:font-weight-asian="bold" style:font-size-complex="14pt" style:font-weight-complex="bold" style:text-emphasize="none"/>
    </style:style>
    <style:style style:name="P62" style:family="paragraph" style:parent-style-name="Standard" style:list-style-name="List_20_1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bold" officeooo:rsid="000f3de0" officeooo:paragraph-rsid="000dcc34" style:font-size-asian="14pt" style:font-style-asian="normal" style:font-weight-asian="bold" style:font-size-complex="14pt" style:font-weight-complex="bold" style:text-emphasize="none"/>
    </style:style>
    <style:style style:name="P63" style:family="paragraph" style:parent-style-name="Standard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bold" officeooo:rsid="001891c6" officeooo:paragraph-rsid="001a97e1" style:font-size-asian="12.25pt" style:font-style-asian="normal" style:font-weight-asian="bold" style:font-size-complex="14pt" style:font-weight-complex="bold" style:text-emphasize="none"/>
    </style:style>
    <style:style style:name="P64" style:family="paragraph" style:parent-style-name="Standard" style:list-style-name="List_20_1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officeooo:rsid="00125170" officeooo:paragraph-rsid="00125170" style:font-size-asian="14pt" style:font-style-asian="normal" style:font-weight-asian="normal" style:font-size-complex="14pt" style:font-weight-complex="bold" style:text-emphasize="none"/>
    </style:style>
    <style:style style:name="P65" style:family="paragraph" style:parent-style-name="Standard" style:list-style-name="List_20_1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officeooo:rsid="0010d2a4" officeooo:paragraph-rsid="0013caae" style:font-size-asian="14pt" style:font-style-asian="normal" style:font-weight-asian="normal" style:font-size-complex="14pt" style:font-weight-complex="bold" style:text-emphasize="none"/>
    </style:style>
    <style:style style:name="P66" style:family="paragraph" style:parent-style-name="Standard" style:list-style-name="List_20_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4pt" fo:font-style="normal" fo:text-shadow="none" officeooo:rsid="00086fcb" officeooo:paragraph-rsid="00086fcb" style:font-size-asian="14pt" style:font-style-asian="normal" style:font-size-complex="14pt" style:text-emphasize="none"/>
    </style:style>
    <style:style style:name="P67" style:family="paragraph" style:parent-style-name="Standard" style:list-style-name="List_20_1">
      <style:text-properties fo:color="#000000" loext:opacity="100%" officeooo:rsid="000dcc34" officeooo:paragraph-rsid="000dcc34"/>
    </style:style>
    <style:style style:name="P68" style:family="paragraph" style:parent-style-name="Standard" style:list-style-name="List_20_1">
      <style:text-properties fo:color="#000000" loext:opacity="100%" style:text-underline-style="solid" style:text-underline-width="auto" style:text-underline-color="font-color" fo:font-weight="normal" officeooo:rsid="00142020" officeooo:paragraph-rsid="00142020" style:font-weight-asian="normal" style:font-weight-complex="normal"/>
    </style:style>
    <style:style style:name="P69" style:family="paragraph" style:parent-style-name="Standard" style:list-style-name="List_20_1">
      <style:text-properties fo:color="#000000" loext:opacity="100%" fo:font-size="14pt" fo:font-weight="bold" officeooo:rsid="000c8ac4" officeooo:paragraph-rsid="00125170" style:font-size-asian="14pt" style:font-weight-asian="bold" style:font-size-complex="14pt" style:font-weight-complex="bold"/>
    </style:style>
    <style:style style:name="P70" style:family="paragraph" style:parent-style-name="Standard" style:list-style-name="List_20_1">
      <style:text-properties fo:color="#000000" loext:opacity="100%" fo:font-size="14pt" fo:font-weight="normal" officeooo:rsid="000f3de0" officeooo:paragraph-rsid="0016778f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2f2f6b" officeooo:paragraph-rsid="000c92bf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8ee79" officeooo:paragraph-rsid="0018ee79" style:font-size-asian="12.25pt" style:font-weight-asian="normal" style:font-size-complex="14pt" style:font-weight-complex="normal"/>
    </style:style>
    <style:style style:name="P73" style:family="paragraph" style:parent-style-name="Standard" style:list-style-name="List_20_1">
      <style:paragraph-properties fo:text-align="start" style:justify-single-word="false"/>
      <style:text-properties fo:color="#000000" loext:opacity="100%" fo:font-size="14pt" style:text-underline-style="none" fo:font-weight="normal" officeooo:rsid="0018ee79" officeooo:paragraph-rsid="0018ee79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a97e1" officeooo:paragraph-rsid="001a97e1" style:font-size-asian="12.25pt" style:font-weight-asian="normal" style:font-size-complex="14pt" style:font-weight-complex="normal"/>
    </style:style>
    <style:style style:name="P75" style:family="paragraph" style:parent-style-name="Standard" style:list-style-name="List_20_1">
      <style:text-properties fo:color="#000000" loext:opacity="100%" fo:font-weight="normal" officeooo:rsid="000eb051" officeooo:paragraph-rsid="000dcc34" style:font-weight-asian="normal" style:font-weight-complex="normal"/>
    </style:style>
    <style:style style:name="P76" style:family="paragraph" style:parent-style-name="Standard" style:list-style-name="List_20_1">
      <style:text-properties fo:color="#000000" loext:opacity="100%" fo:font-weight="normal" officeooo:rsid="000dcc34" officeooo:paragraph-rsid="000dcc34" style:font-weight-asian="normal" style:font-weight-complex="normal"/>
    </style:style>
    <style:style style:name="P77" style:family="paragraph" style:parent-style-name="Standard" style:list-style-name="List_20_1">
      <style:text-properties fo:color="#000000" loext:opacity="100%" fo:font-weight="normal" officeooo:rsid="000f3de0" officeooo:paragraph-rsid="0016778f" style:font-weight-asian="normal" style:font-weight-complex="normal"/>
    </style:style>
    <style:style style:name="P78" style:family="paragraph" style:parent-style-name="Standard" style:list-style-name="List_20_1">
      <style:text-properties fo:color="#000000" loext:opacity="100%" fo:font-weight="normal" officeooo:rsid="000f3de0" officeooo:paragraph-rsid="000dcc34" style:font-weight-asian="normal" style:font-weight-complex="normal"/>
    </style:style>
    <style:style style:name="P79" style:family="paragraph" style:parent-style-name="Standard" style:list-style-name="List_20_1">
      <style:text-properties fo:color="#000000" loext:opacity="100%" fo:font-weight="bold" officeooo:rsid="000f3de0" officeooo:paragraph-rsid="000dcc34" style:font-weight-asian="bold" style:font-weight-complex="bold"/>
    </style:style>
    <style:style style:name="P80" style:family="paragraph" style:parent-style-name="Standard" style:list-style-name="List_20_1">
      <style:paragraph-properties fo:text-align="start" style:justify-single-word="false"/>
      <style:text-properties officeooo:paragraph-rsid="0007b193"/>
    </style:style>
    <style:style style:name="P81" style:family="paragraph" style:parent-style-name="Standard" style:list-style-name="List_20_1">
      <style:paragraph-properties fo:text-align="start" style:justify-single-word="false"/>
      <style:text-properties officeooo:paragraph-rsid="00086fcb"/>
    </style:style>
    <style:style style:name="P82" style:family="paragraph" style:parent-style-name="Standard" style:list-style-name="List_20_1">
      <style:text-properties style:text-outline="false" style:text-line-through-style="none" style:text-line-through-type="none" style:font-name="Arial" fo:font-size="14pt" fo:font-style="normal" fo:text-shadow="none" style:text-underline-style="none" fo:font-weight="bold" officeooo:rsid="000eb051" officeooo:paragraph-rsid="000dcc34" style:font-size-asian="14pt" style:font-style-asian="normal" style:font-weight-asian="bold" style:font-size-complex="14pt" style:font-weight-complex="bold" style:text-emphasize="none"/>
    </style:style>
    <style:style style:name="P83" style:family="paragraph" style:parent-style-name="Standard" style:list-style-name="List_20_1">
      <style:text-properties style:text-outline="false" style:text-line-through-style="none" style:text-line-through-type="none" style:font-name="Arial" fo:font-size="14pt" fo:font-style="normal" fo:text-shadow="none" style:text-underline-style="none" fo:font-weight="normal" officeooo:rsid="000eb051" officeooo:paragraph-rsid="000dcc34" style:font-size-asian="14pt" style:font-style-asian="normal" style:font-weight-asian="normal" style:font-size-complex="14pt" style:font-weight-complex="bold" style:text-emphasize="none"/>
    </style:style>
    <style:style style:name="P84" style:family="paragraph" style:parent-style-name="Standard">
      <style:text-properties style:text-outline="false" style:text-line-through-style="none" style:text-line-through-type="none" style:font-name="Arial" fo:font-size="14pt" fo:font-style="normal" fo:text-shadow="none" style:text-underline-style="none" fo:font-weight="normal" officeooo:rsid="0018c5bf" officeooo:paragraph-rsid="0018c5bf" style:font-size-asian="14pt" style:font-style-asian="normal" style:font-weight-asian="normal" style:font-size-complex="14pt" style:font-weight-complex="bold" style:text-emphasize="none"/>
    </style:style>
    <style:style style:name="P85" style:family="paragraph" style:parent-style-name="Standard" style:list-style-name="List_20_1">
      <style:text-properties fo:color="#00a933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eb051" officeooo:paragraph-rsid="00093892" style:font-size-asian="14pt" style:font-style-asian="normal" style:font-weight-asian="normal" style:font-size-complex="14pt" style:font-weight-complex="bold" style:text-emphasize="none"/>
    </style:style>
    <style:style style:name="P86" style:family="paragraph" style:parent-style-name="Standard" style:list-style-name="List_20_1">
      <style:text-properties fo:color="#00a933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eb051" officeooo:paragraph-rsid="00150111" style:font-size-asian="14pt" style:font-style-asian="normal" style:font-weight-asian="normal" style:font-size-complex="14pt" style:font-weight-complex="bold" style:text-emphasize="none"/>
    </style:style>
    <style:style style:name="P87" style:family="paragraph" style:parent-style-name="Standard" style:list-style-name="List_20_1">
      <style:text-properties fo:color="#00a933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f3de0" officeooo:paragraph-rsid="00093892" style:font-size-asian="14pt" style:font-style-asian="normal" style:font-weight-asian="normal" style:font-size-complex="14pt" style:font-weight-complex="bold" style:text-emphasize="none"/>
    </style:style>
    <style:style style:name="P88" style:family="paragraph" style:parent-style-name="Standard" style:list-style-name="List_20_1">
      <style:text-properties officeooo:rsid="000eb051" officeooo:paragraph-rsid="000dcc34"/>
    </style:style>
    <style:style style:name="P89" style:family="paragraph" style:parent-style-name="Standard" style:list-style-name="List_20_1">
      <style:text-properties fo:color="#ff0000" loext:opacity="100%" fo:font-size="14pt" fo:font-weight="bold" officeooo:rsid="001c536f" officeooo:paragraph-rsid="00125170" style:font-size-asian="14pt" style:font-weight-asian="bold" style:font-size-complex="14pt" style:font-weight-complex="bold"/>
    </style:style>
    <style:style style:name="P90" style:family="paragraph" style:parent-style-name="Standard" style:list-style-name="List_20_1">
      <style:text-properties fo:color="#ff0000" loext:opacity="100%" fo:font-size="14pt" fo:font-weight="bold" officeooo:rsid="001c536f" officeooo:paragraph-rsid="0013caae" style:font-size-asian="14pt" style:font-weight-asian="bold" style:font-size-complex="14pt" style:font-weight-complex="bold"/>
    </style:style>
    <style:style style:name="P91" style:family="paragraph" style:parent-style-name="Standard" style:list-style-name="List_20_1">
      <style:text-properties fo:color="#ff0000" loext:opacity="100%" fo:font-size="14pt" fo:font-weight="bold" officeooo:rsid="001c536f" officeooo:paragraph-rsid="00142020" style:font-size-asian="14pt" style:font-weight-asian="bold" style:font-size-complex="14pt" style:font-weight-complex="bold"/>
    </style:style>
    <style:style style:name="P92" style:family="paragraph" style:parent-style-name="Standard" style:list-style-name="List_20_1">
      <style:text-properties fo:color="#ff0000" loext:opacity="100%" fo:font-size="14pt" fo:font-weight="bold" officeooo:rsid="000c92bf" officeooo:paragraph-rsid="0013caae" style:font-size-asian="14pt" style:font-weight-asian="bold" style:font-size-complex="14pt" style:font-weight-complex="bold"/>
    </style:style>
    <style:style style:name="P93" style:family="paragraph" style:parent-style-name="Standard" style:list-style-name="List_20_1">
      <style:text-properties fo:color="#ff0000" loext:opacity="100%" fo:font-size="14pt" fo:font-weight="bold" officeooo:rsid="000c92bf" officeooo:paragraph-rsid="00142020" style:font-size-asian="14pt" style:font-weight-asian="bold" style:font-size-complex="14pt" style:font-weight-complex="bold"/>
    </style:style>
    <style:style style:name="P94" style:family="paragraph" style:parent-style-name="Standard" style:list-style-name="List_20_1">
      <style:text-properties fo:color="#c9211e" loext:opacity="100%" style:text-outline="false" style:text-line-through-style="none" style:text-line-through-type="none" style:font-name="Arial" fo:font-size="14pt" fo:font-style="normal" fo:text-shadow="none" style:text-underline-style="none" fo:font-weight="bold" officeooo:rsid="000eb051" officeooo:paragraph-rsid="00125170" style:font-size-asian="14pt" style:font-style-asian="normal" style:font-weight-asian="bold" style:font-size-complex="14pt" style:font-weight-complex="bold" style:text-emphasize="none"/>
    </style:style>
    <style:style style:name="P95" style:family="paragraph" style:parent-style-name="Standard" style:list-style-name="List_20_1">
      <style:text-properties fo:font-size="14pt" fo:font-weight="bold" officeooo:rsid="000c92bf" officeooo:paragraph-rsid="0013caae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bold" officeooo:rsid="000f3de0" officeooo:paragraph-rsid="00093892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fo:font-weight="bold" officeooo:rsid="001c79f7" officeooo:paragraph-rsid="00093892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fo:font-weight="normal" officeooo:rsid="00175a6c" officeooo:paragraph-rsid="000c92bf" style:font-size-asian="14pt" style:font-weight-asian="normal" style:font-size-complex="14pt" style:font-weight-complex="normal"/>
    </style:style>
    <style:style style:name="P99" style:family="paragraph" style:parent-style-name="Standard">
      <style:text-properties fo:font-size="14pt" fo:font-weight="normal" officeooo:rsid="000b5abd" officeooo:paragraph-rsid="000c92bf" style:font-size-asian="14pt" style:font-weight-asian="normal" style:font-size-complex="14pt" style:font-weight-complex="normal"/>
    </style:style>
    <style:style style:name="P100" style:family="paragraph" style:parent-style-name="Standard">
      <style:text-properties fo:font-size="14pt" fo:font-weight="normal" officeooo:rsid="003b1db0" officeooo:paragraph-rsid="00093892" style:font-size-asian="14pt" style:font-weight-asian="normal" style:font-size-complex="14pt" style:font-weight-complex="normal"/>
    </style:style>
    <style:style style:name="P101" style:family="paragraph" style:parent-style-name="Standard" style:list-style-name="List_20_1">
      <style:text-properties fo:color="#3465a4" loext:opacity="100%" fo:font-size="14pt" fo:font-weight="bold" officeooo:rsid="001c536f" officeooo:paragraph-rsid="0013caae" style:font-size-asian="14pt" style:font-weight-asian="bold" style:font-size-complex="14pt" style:font-weight-complex="bold"/>
    </style:style>
    <style:style style:name="P102" style:family="paragraph" style:parent-style-name="Standard" style:list-style-name="List_20_1">
      <style:text-properties fo:color="#729fcf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eb051" officeooo:paragraph-rsid="00093892" style:font-size-asian="14pt" style:font-style-asian="normal" style:font-weight-asian="normal" style:font-size-complex="14pt" style:font-weight-complex="normal" style:text-emphasize="none"/>
    </style:style>
    <style:style style:name="P103" style:family="paragraph" style:parent-style-name="Standard">
      <style:paragraph-properties fo:text-align="center" style:justify-single-word="false"/>
      <style:text-properties fo:color="#729fcf" loext:opacity="100%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officeooo:rsid="0007b193" officeooo:paragraph-rsid="0007b193" style:font-size-asian="16pt" style:font-style-asian="normal" style:font-weight-asian="bold" style:font-size-complex="16pt" style:font-weight-complex="bold" style:text-emphasize="none"/>
    </style:style>
    <style:style style:name="P104" style:family="paragraph" style:parent-style-name="Standard">
      <style:paragraph-properties fo:text-align="center" style:justify-single-word="false"/>
      <style:text-properties fo:color="#729fcf" loext:opacity="100%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officeooo:rsid="0018c5bf" officeooo:paragraph-rsid="0018c5bf" style:font-size-asian="16pt" style:font-style-asian="normal" style:font-weight-asian="bold" style:font-size-complex="16pt" style:font-weight-complex="bold" style:text-emphasize="none"/>
    </style:style>
    <style:style style:name="P105" style:family="paragraph" style:parent-style-name="Standard" style:list-style-name="List_20_1">
      <style:text-properties fo:color="#ff972f" loext:opacity="100%" style:text-outline="false" style:text-line-through-style="none" style:text-line-through-type="none" style:font-name="Arial" fo:font-size="14pt" fo:font-style="normal" fo:text-shadow="none" style:text-underline-style="none" fo:font-weight="bold" officeooo:rsid="000eb051" officeooo:paragraph-rsid="00093892" style:font-size-asian="14pt" style:font-style-asian="normal" style:font-weight-asian="bold" style:font-size-complex="14pt" style:font-weight-complex="bold" style:text-emphasize="none"/>
    </style:style>
    <style:style style:name="P106" style:family="paragraph" style:parent-style-name="Standard">
      <style:paragraph-properties fo:text-align="center" style:justify-single-word="false"/>
      <style:text-properties fo:color="#5983b0" loext:opacity="100%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officeooo:rsid="000bfb0b" officeooo:paragraph-rsid="00093892" style:font-size-asian="14pt" style:font-style-asian="normal" style:font-weight-asian="bold" style:font-size-complex="14pt" style:font-weight-complex="bold" style:text-emphasize="none"/>
    </style:style>
    <style:style style:name="P107" style:family="paragraph" style:parent-style-name="Standard">
      <style:paragraph-properties fo:text-align="center" style:justify-single-word="false"/>
      <style:text-properties fo:color="#5983b0" loext:opacity="100%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officeooo:rsid="000bfb0b" officeooo:paragraph-rsid="00093892" style:font-size-asian="16pt" style:font-style-asian="normal" style:font-weight-asian="bold" style:font-size-complex="16pt" style:font-weight-complex="bold" style:text-emphasize="none"/>
    </style:style>
    <style:style style:name="P108" style:family="paragraph" style:parent-style-name="Standard">
      <style:paragraph-properties fo:text-align="center" style:justify-single-word="false"/>
      <style:text-properties fo:color="#5983b0" loext:opacity="100%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officeooo:rsid="000edf23" officeooo:paragraph-rsid="000edf23" style:font-size-asian="16pt" style:font-style-asian="normal" style:font-weight-asian="bold" style:font-size-complex="16pt" style:font-weight-complex="bold" style:text-emphasize="none"/>
    </style:style>
    <style:style style:name="P109" style:family="paragraph" style:parent-style-name="Standard">
      <style:text-properties fo:color="#ffbf00" loext:opacity="100%" fo:font-size="16pt" style:text-underline-style="solid" style:text-underline-width="auto" style:text-underline-color="font-color" fo:font-weight="bold" officeooo:rsid="00175a6c" officeooo:paragraph-rsid="000c92bf" style:font-size-asian="16pt" style:font-weight-asian="bold" style:font-size-complex="16pt" style:font-weight-complex="bold"/>
    </style:style>
    <style:style style:name="P110" style:family="paragraph" style:parent-style-name="Standard">
      <style:text-properties fo:color="#ffbf00" loext:opacity="100%" fo:font-size="16pt" style:text-underline-style="solid" style:text-underline-width="auto" style:text-underline-color="font-color" fo:font-weight="bold" officeooo:rsid="0022eb80" officeooo:paragraph-rsid="00093892" style:font-size-asian="16pt" style:font-weight-asian="bold" style:font-size-complex="16pt" style:font-weight-complex="bold"/>
    </style:style>
    <style:style style:name="P111" style:family="paragraph" style:parent-style-name="Standard">
      <style:text-properties fo:color="#ffbf00" loext:opacity="100%" fo:font-size="16pt" fo:font-weight="bold" officeooo:rsid="001372ad" officeooo:paragraph-rsid="00093892" style:font-size-asian="16pt" style:font-weight-asian="bold" style:font-size-complex="16pt" style:font-weight-complex="bold"/>
    </style:style>
    <style:style style:name="P112" style:family="paragraph" style:parent-style-name="Standard">
      <style:text-properties fo:color="#ffbf00" loext:opacity="100%" style:text-outline="false" style:text-line-through-style="none" style:text-line-through-type="none" style:font-name="Arial" fo:font-size="16pt" fo:font-style="normal" fo:text-shadow="none" style:text-underline-style="none" fo:font-weight="bold" officeooo:rsid="0018c5bf" officeooo:paragraph-rsid="0018c5bf" style:font-size-asian="16pt" style:font-style-asian="normal" style:font-weight-asian="bold" style:font-size-complex="16pt" style:font-weight-complex="bold" style:text-emphasize="none"/>
    </style:style>
    <style:style style:name="P113" style:family="paragraph" style:parent-style-name="Standard">
      <style:text-properties fo:color="#ffbf00" loext:opacity="100%" style:text-outline="false" style:text-line-through-style="none" style:text-line-through-type="none" style:font-name="Arial" fo:font-size="16pt" fo:font-style="normal" fo:text-shadow="none" style:text-underline-style="none" fo:font-weight="bold" officeooo:rsid="001372ad" officeooo:paragraph-rsid="0018c5bf" style:font-size-asian="16pt" style:font-style-asian="normal" style:font-weight-asian="bold" style:font-size-complex="16pt" style:font-weight-complex="bold" style:text-emphasize="none"/>
    </style:style>
    <style:style style:name="P114" style:family="paragraph" style:parent-style-name="Standard">
      <style:text-properties fo:color="#ffbf00" loext:opacity="100%" style:text-outline="false" style:text-line-through-style="none" style:text-line-through-type="none" style:font-name="Arial" fo:font-size="14pt" fo:font-style="normal" fo:text-shadow="none" style:text-underline-style="none" fo:font-weight="bold" officeooo:rsid="001891c6" officeooo:paragraph-rsid="001a97e1" style:font-size-asian="14pt" style:font-style-asian="normal" style:font-weight-asian="bold" style:font-size-complex="14pt" style:font-weight-complex="bold" style:text-emphasize="none"/>
    </style:style>
    <style:style style:name="P115" style:family="paragraph" style:parent-style-name="Standard">
      <style:paragraph-properties fo:text-align="start" style:justify-single-word="false"/>
      <style:text-properties fo:color="#ffbf00" loext:opacity="100%" style:text-outline="false" style:text-line-through-style="none" style:text-line-through-type="none" style:font-name="Arial1" fo:font-size="14pt" fo:font-style="normal" fo:text-shadow="none" style:text-underline-style="none" fo:font-weight="normal" officeooo:rsid="00093747" officeooo:paragraph-rsid="00093892" style:font-size-asian="14pt" style:font-style-asian="normal" style:font-weight-asian="normal" style:font-size-complex="14pt" style:font-weight-complex="normal" style:text-emphasize="none"/>
    </style:style>
    <style:style style:name="P116" style:family="paragraph" style:parent-style-name="Standard">
      <style:paragraph-properties fo:text-align="start" style:justify-single-word="false"/>
      <style:text-properties fo:color="#ffbf00" loext:opacity="100%" fo:font-size="14pt" style:text-underline-style="none" fo:font-weight="bold" officeooo:rsid="0018ee79" officeooo:paragraph-rsid="0018ee79" style:font-size-asian="12.25pt" style:font-weight-asian="bold" style:font-size-complex="14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ffbf00" loext:opacity="100%" fo:font-size="14pt" style:text-underline-style="none" fo:font-weight="bold" officeooo:rsid="0018ee79" officeooo:paragraph-rsid="001a97e1" style:font-size-asian="12.25pt" style:font-weight-asian="bold" style:font-size-complex="14pt" style:font-weight-complex="bold"/>
    </style:style>
    <style:style style:name="P118" style:family="paragraph" style:parent-style-name="Standard">
      <style:paragraph-properties fo:text-align="center" style:justify-single-word="false"/>
      <style:text-properties fo:font-size="16pt" fo:font-weight="bold" officeooo:rsid="0018c5bf" officeooo:paragraph-rsid="0018c5bf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text-align="center" style:justify-single-word="false"/>
      <style:text-properties fo:font-size="16pt" fo:font-weight="bold" officeooo:rsid="0018c5bf" officeooo:paragraph-rsid="0018ee79" style:font-size-asian="16pt" style:font-weight-asian="bold" style:font-size-complex="16pt" style:font-weight-complex="bold"/>
    </style:style>
    <style:style style:name="P120" style:family="paragraph" style:parent-style-name="Standard">
      <style:paragraph-properties fo:text-align="center" style:justify-single-word="false"/>
      <style:text-properties fo:font-size="16pt" fo:font-weight="bold" officeooo:rsid="0018ee79" officeooo:paragraph-rsid="0018ee79" style:font-size-asian="16pt" style:font-weight-asian="bold" style:font-size-complex="16pt" style:font-weight-complex="bold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035c6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5d8f2" style:font-style-asian="normal" style:font-weight-asian="normal" style:font-weight-complex="normal" style:text-emphasize="none"/>
    </style:style>
    <style:style style:name="T5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0d2a4" style:font-style-asian="normal" style:font-weight-asian="normal" style:font-weight-complex="normal" style:text-emphasize="none"/>
    </style:style>
    <style:style style:name="T6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b25d6" style:font-style-asian="normal" style:font-weight-asian="normal" style:font-weight-complex="normal" style:text-emphasize="none"/>
    </style:style>
    <style:style style:name="T7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cb932" style:font-style-asian="normal" style:font-weight-asian="normal" style:font-weight-complex="normal" style:text-emphasize="none"/>
    </style:style>
    <style:style style:name="T8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2f2f6b" style:font-style-asian="normal" style:font-weight-asian="normal" style:font-weight-complex="normal" style:text-emphasize="none"/>
    </style:style>
    <style:style style:name="T9" style:family="text">
      <style:text-properties style:text-outline="false" style:text-line-through-style="none" style:text-line-through-type="none" style:font-name="Arial" fo:font-style="normal" fo:text-shadow="none" style:text-underline-style="none" officeooo:rsid="001c79f7" style:font-size-asian="14pt" style:font-style-asian="normal" style:font-weight-complex="bold" style:text-emphasize="none"/>
    </style:style>
    <style:style style:name="T10" style:family="text">
      <style:text-properties style:text-outline="false" style:text-line-through-style="none" style:text-line-through-type="none" style:font-name="Arial" fo:font-style="normal" fo:text-shadow="none" style:text-underline-style="none" style:font-style-asian="normal" style:text-emphasize="none"/>
    </style:style>
    <style:style style:name="T11" style:family="text">
      <style:text-properties style:text-outline="false" style:text-line-through-style="none" style:text-line-through-type="none" style:font-name="Arial" fo:font-style="normal" fo:text-shadow="none" style:text-underline-style="none" officeooo:rsid="0014c6c3" style:font-style-asian="normal" style:text-emphasize="none"/>
    </style:style>
    <style:style style:name="T12" style:family="text">
      <style:text-properties style:text-outline="false" style:text-line-through-style="none" style:text-line-through-type="none" style:font-name="Arial" fo:font-style="normal" fo:text-shadow="none" style:text-underline-style="none" officeooo:rsid="0015d8f2" style:font-style-asian="normal" style:text-emphasize="none"/>
    </style:style>
    <style:style style:name="T13" style:family="text">
      <style:text-properties style:text-outline="false" style:text-line-through-style="none" style:text-line-through-type="none" style:font-name="Arial" fo:font-style="normal" fo:text-shadow="none" style:text-underline-style="none" officeooo:rsid="0016727d" style:font-style-asian="normal" style:text-emphasize="none"/>
    </style:style>
    <style:style style:name="T14" style:family="text">
      <style:text-properties style:text-outline="false" style:text-line-through-style="none" style:text-line-through-type="none" style:font-name="Arial" fo:font-style="normal" fo:text-shadow="none" style:text-underline-style="none" officeooo:rsid="001c79f7" style:font-style-asian="normal" style:text-emphasize="none"/>
    </style:style>
    <style:style style:name="T15" style:family="text">
      <style:text-properties style:text-outline="false" style:text-line-through-style="none" style:text-line-through-type="none" style:font-name="Arial" fo:font-style="normal" fo:text-shadow="none" style:text-underline-style="none" officeooo:rsid="001b25d6" style:font-style-asian="normal" style:text-emphasize="none"/>
    </style:style>
    <style:style style:name="T16" style:family="text">
      <style:text-properties style:text-outline="false" style:text-line-through-style="none" style:text-line-through-type="none" style:font-name="Arial" fo:font-style="normal" fo:text-shadow="none" style:text-underline-style="none" officeooo:rsid="001cb932" style:font-style-asian="normal" style:text-emphasize="none"/>
    </style:style>
    <style:style style:name="T17" style:family="text">
      <style:text-properties style:text-outline="false" style:text-line-through-style="none" style:text-line-through-type="none" style:font-name="Arial" fo:font-style="normal" fo:text-shadow="none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Arial" fo:font-style="normal" fo:text-shadow="none" officeooo:rsid="001a97e1" style:font-style-asian="normal" style:text-emphasize="none"/>
    </style:style>
    <style:style style:name="T19" style:family="text">
      <style:text-properties style:text-outline="false" style:text-line-through-style="none" style:text-line-through-type="none" style:font-name="Arial" fo:font-style="normal" fo:text-shadow="none" officeooo:rsid="001c2ef5" style:font-style-asian="normal" style:text-emphasize="none"/>
    </style:style>
    <style:style style:name="T20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weight-complex="bold" style:text-emphasize="none"/>
    </style:style>
    <style:style style:name="T21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normal" officeooo:rsid="0018c5bf" style:font-size-asian="14pt" style:font-style-asian="normal" style:font-weight-asian="normal" style:font-size-complex="14pt" style:font-weight-complex="bold" style:text-emphasize="none"/>
    </style:style>
    <style:style style:name="T22" style:family="text">
      <style:text-properties style:text-outline="false" style:text-line-through-style="none" style:text-line-through-type="none" style:font-name="Arial" fo:font-size="14pt" fo:font-style="normal" fo:text-shadow="none" style:text-underline-style="none" style:font-size-asian="14pt" style:font-style-asian="normal" style:font-size-complex="14pt" style:text-emphasize="none"/>
    </style:style>
    <style:style style:name="T23" style:family="text">
      <style:text-properties style:text-outline="false" style:text-line-through-style="none" style:text-line-through-type="none" style:font-name="Arial" fo:font-size="14pt" fo:font-style="normal" fo:text-shadow="none" style:text-underline-style="none" officeooo:rsid="000eb051" style:font-size-asian="14pt" style:font-style-asian="normal" style:font-size-complex="14pt" style:text-emphasize="none"/>
    </style:style>
    <style:style style:name="T24" style:family="text">
      <style:text-properties style:text-outline="false" style:text-line-through-style="none" style:text-line-through-type="none" style:font-name="Arial" fo:font-size="14pt" fo:font-style="normal" fo:text-shadow="none" style:text-underline-style="none" officeooo:rsid="000b1837" style:font-size-asian="14pt" style:font-style-asian="normal" style:font-size-complex="14pt" style:text-emphasize="none"/>
    </style:style>
    <style:style style:name="T25" style:family="text">
      <style:text-properties style:text-outline="false" style:text-line-through-style="none" style:text-line-through-type="none" style:font-name="Arial" fo:font-size="14pt" fo:font-style="normal" fo:text-shadow="none" style:text-underline-style="none" officeooo:rsid="0018c5bf" style:font-size-asian="14pt" style:font-style-asian="normal" style:font-size-complex="14pt" style:text-emphasize="none"/>
    </style:style>
    <style:style style:name="T26" style:family="text">
      <style:text-properties style:text-outline="false" style:text-line-through-style="none" style:text-line-through-type="none" style:font-name="Arial" fo:font-size="14pt" fo:font-style="normal" fo:text-shadow="none" style:text-underline-style="none" style:font-size-asian="14pt" style:font-style-asian="normal" style:font-size-complex="14pt" style:font-weight-complex="bold" style:text-emphasize="none"/>
    </style:style>
    <style:style style:name="T27" style:family="text">
      <style:text-properties style:text-outline="false" style:text-line-through-style="none" style:text-line-through-type="none" style:font-name="Arial" fo:font-size="14pt" fo:font-style="normal" fo:text-shadow="none" style:text-underline-style="none" officeooo:rsid="000eb051" style:font-size-asian="14pt" style:font-style-asian="normal" style:font-size-complex="14pt" style:font-weight-complex="bold" style:text-emphasize="none"/>
    </style:style>
    <style:style style:name="T28" style:family="text">
      <style:text-properties style:text-outline="false" style:text-line-through-style="none" style:text-line-through-type="none" style:font-name="Arial" fo:font-size="14pt" fo:font-style="normal" fo:text-shadow="none" style:text-underline-style="none" officeooo:rsid="0010d2a4" style:font-size-asian="14pt" style:font-style-asian="normal" style:font-size-complex="14pt" style:font-weight-complex="bold" style:text-emphasize="none"/>
    </style:style>
    <style:style style:name="T29" style:family="text">
      <style:text-properties style:text-outline="false" style:text-line-through-style="none" style:text-line-through-type="none" style:font-name="Arial" fo:font-size="14pt" fo:font-style="normal" fo:text-shadow="none" style:text-underline-style="none" officeooo:rsid="00125170" style:font-size-asian="14pt" style:font-style-asian="normal" style:font-size-complex="14pt" style:font-weight-complex="bold" style:text-emphasize="none"/>
    </style:style>
    <style:style style:name="T30" style:family="text">
      <style:text-properties style:text-outline="false" style:text-line-through-style="none" style:text-line-through-type="none" style:font-name="Arial" fo:font-size="14pt" fo:font-style="normal" fo:text-shadow="none" style:text-underline-style="none" officeooo:rsid="0018c5bf" style:font-size-asian="14pt" style:font-style-asian="normal" style:font-size-complex="14pt" style:font-weight-complex="bold" style:text-emphasize="none"/>
    </style:style>
    <style:style style:name="T31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weight-complex="bold" style:text-emphasize="none"/>
    </style:style>
    <style:style style:name="T32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bold" officeooo:rsid="000eb051" style:font-size-asian="14pt" style:font-style-asian="normal" style:font-weight-asian="bold" style:font-size-complex="14pt" style:font-weight-complex="bold" style:text-emphasize="none"/>
    </style:style>
    <style:style style:name="T33" style:family="text">
      <style:text-properties style:text-outline="false" style:text-line-through-style="none" style:text-line-through-type="none" style:font-name="Arial" fo:font-size="14pt" fo:font-style="normal" fo:text-shadow="none" style:font-size-asian="14pt" style:font-style-asian="normal" style:font-size-complex="14pt" style:text-emphasize="none"/>
    </style:style>
    <style:style style:name="T34" style:family="text">
      <style:text-properties style:text-outline="false" style:text-line-through-style="none" style:text-line-through-type="none" style:font-name="Arial" fo:font-size="14pt" fo:font-style="normal" fo:text-shadow="none" officeooo:rsid="0010d2a4" style:font-size-asian="14pt" style:font-style-asian="normal" style:font-size-complex="14pt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4pt" fo:letter-spacing="normal" fo:font-style="normal" fo:text-shadow="none" fo:font-weight="normal" style:font-size-asian="14pt" style:font-style-asian="normal" style:font-size-complex="14pt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4pt" fo:letter-spacing="normal" fo:font-style="normal" fo:text-shadow="none" fo:font-weight="normal" officeooo:rsid="0007b193" style:font-size-asian="14pt" style:font-style-asian="normal" style:font-size-complex="14pt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4pt" fo:letter-spacing="normal" fo:font-style="normal" fo:text-shadow="none" fo:font-weight="normal" officeooo:rsid="0007b193" style:font-size-asian="14pt" style:font-style-asian="normal" style:font-size-complex="14pt" style:text-emphasize="none" loext:padding="0cm" loext:border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4pt" fo:letter-spacing="normal" fo:font-style="normal" fo:text-shadow="none" fo:font-weight="normal" style:font-size-asian="14pt" style:font-style-asian="normal" style:font-size-complex="14pt" style:text-emphasize="none" loext:padding="0cm" loext:border="none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faf1e" style:font-weight-asian="normal" style:font-weight-complex="normal"/>
    </style:style>
    <style:style style:name="T41" style:family="text">
      <style:text-properties fo:font-weight="normal" officeooo:rsid="0015b446" style:font-weight-asian="normal" style:font-weight-complex="normal"/>
    </style:style>
    <style:style style:name="T42" style:family="text">
      <style:text-properties fo:font-weight="normal" officeooo:rsid="001b25d6" style:font-weight-asian="normal" style:font-weight-complex="normal"/>
    </style:style>
    <style:style style:name="T43" style:family="text">
      <style:text-properties fo:font-weight="normal" officeooo:rsid="001cb932" style:font-weight-asian="normal" style:font-weight-complex="normal"/>
    </style:style>
    <style:style style:name="T44" style:family="text">
      <style:text-properties fo:font-weight="normal" officeooo:rsid="002f2f6b" style:font-weight-asian="normal" style:font-weight-complex="normal"/>
    </style:style>
    <style:style style:name="T45" style:family="text">
      <style:text-properties fo:font-weight="normal" officeooo:rsid="00085366" style:font-weight-asian="normal" style:font-weight-complex="normal"/>
    </style:style>
    <style:style style:name="T46" style:family="text">
      <style:text-properties fo:font-weight="normal" officeooo:rsid="00175a6c" style:font-weight-asian="normal" style:font-weight-complex="normal"/>
    </style:style>
    <style:style style:name="T47" style:family="text">
      <style:text-properties fo:font-weight="normal" officeooo:rsid="000aca21" style:font-weight-asian="normal" style:font-weight-complex="normal"/>
    </style:style>
    <style:style style:name="T48" style:family="text">
      <style:text-properties fo:font-weight="normal" officeooo:rsid="000b5abd" style:font-weight-asian="normal" style:font-weight-complex="normal"/>
    </style:style>
    <style:style style:name="T49" style:family="text">
      <style:text-properties fo:font-weight="normal" officeooo:rsid="0026531a" style:font-weight-asian="normal" style:font-weight-complex="normal"/>
    </style:style>
    <style:style style:name="T50" style:family="text">
      <style:text-properties fo:font-weight="normal" officeooo:rsid="00138ce4" style:font-weight-asian="normal" style:font-weight-complex="normal"/>
    </style:style>
    <style:style style:name="T51" style:family="text">
      <style:text-properties fo:font-weight="normal" officeooo:rsid="0018f54d" style:font-weight-asian="normal" style:font-weight-complex="normal"/>
    </style:style>
    <style:style style:name="T52" style:family="text">
      <style:text-properties fo:font-weight="normal" officeooo:rsid="002c87ef" style:font-weight-asian="normal" style:font-weight-complex="normal"/>
    </style:style>
    <style:style style:name="T53" style:family="text">
      <style:text-properties fo:font-weight="normal" officeooo:rsid="00345724" style:font-weight-asian="normal" style:font-weight-complex="normal"/>
    </style:style>
    <style:style style:name="T54" style:family="text">
      <style:text-properties fo:font-weight="normal" officeooo:rsid="00361abb" style:font-weight-asian="normal" style:font-weight-complex="normal"/>
    </style:style>
    <style:style style:name="T55" style:family="text">
      <style:text-properties fo:font-weight="normal" officeooo:rsid="00363843" style:font-weight-asian="normal" style:font-weight-complex="normal"/>
    </style:style>
    <style:style style:name="T56" style:family="text">
      <style:text-properties fo:font-weight="normal" officeooo:rsid="0037de5b" style:font-weight-asian="normal" style:font-weight-complex="normal"/>
    </style:style>
    <style:style style:name="T57" style:family="text">
      <style:text-properties fo:font-weight="normal" officeooo:rsid="00060505" style:font-weight-asian="normal" style:font-weight-complex="normal"/>
    </style:style>
    <style:style style:name="T58" style:family="text">
      <style:text-properties fo:font-weight="normal" officeooo:rsid="0006c84d" style:font-weight-asian="normal" style:font-weight-complex="normal"/>
    </style:style>
    <style:style style:name="T59" style:family="text">
      <style:text-properties fo:font-weight="normal" officeooo:rsid="000b1837" style:font-weight-asian="normal" style:font-weight-complex="normal"/>
    </style:style>
    <style:style style:name="T60" style:family="text">
      <style:text-properties fo:font-weight="normal" officeooo:rsid="00125170" style:font-weight-asian="normal" style:font-weight-complex="normal"/>
    </style:style>
    <style:style style:name="T61" style:family="text">
      <style:text-properties fo:font-weight="normal" officeooo:rsid="0013caae" style:font-weight-asian="normal" style:font-weight-complex="normal"/>
    </style:style>
    <style:style style:name="T62" style:family="text">
      <style:text-properties fo:font-weight="normal" officeooo:rsid="0016778f" style:font-weight-asian="normal" style:font-weight-complex="normal"/>
    </style:style>
    <style:style style:name="T63" style:family="text">
      <style:text-properties fo:color="#000000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7b193" style:font-size-asian="14pt" style:font-style-asian="normal" style:font-weight-asian="normal" style:font-size-complex="14pt" style:font-weight-complex="normal" style:text-emphasize="none"/>
    </style:style>
    <style:style style:name="T64" style:family="text">
      <style:text-properties fo:color="#000000" loext:opacity="100%" style:text-outline="false" style:text-line-through-style="none" style:text-line-through-type="none" style:font-name="Arial1" fo:font-size="14pt" fo:font-style="normal" fo:text-shadow="none" style:font-size-asian="14pt" style:font-style-asian="normal" style:font-size-complex="14pt" style:text-emphasize="none"/>
    </style:style>
    <style:style style:name="T65" style:family="text">
      <style:text-properties fo:color="#000000" loext:opacity="100%" style:text-outline="false" style:text-line-through-style="none" style:text-line-through-type="none" style:font-name="Arial1" fo:font-size="14pt" fo:font-style="normal" fo:text-shadow="none" officeooo:rsid="0007b193" style:font-size-asian="14pt" style:font-style-asian="normal" style:font-size-complex="14pt" style:text-emphasize="none"/>
    </style:style>
    <style:style style:name="T66" style:family="text">
      <style:text-properties fo:color="#000000" loext:opacity="100%" style:text-outline="false" style:text-line-through-style="none" style:text-line-through-type="none" style:font-name="Arial1" fo:font-size="14pt" fo:font-style="normal" fo:text-shadow="none" officeooo:rsid="00086fcb" style:font-size-asian="14pt" style:font-style-asian="normal" style:font-size-complex="14pt" style:text-emphasize="none"/>
    </style:style>
    <style:style style:name="T67" style:family="text">
      <style:text-properties fo:color="#00a933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0eb051" style:font-size-asian="14pt" style:font-style-asian="normal" style:font-weight-asian="normal" style:font-size-complex="14pt" style:font-weight-complex="bold" style:text-emphasize="none"/>
    </style:style>
    <style:style style:name="T68" style:family="text">
      <style:text-properties fo:color="#00a933" loext:opacity="100%" style:text-outline="false" style:text-line-through-style="none" style:text-line-through-type="none" style:font-name="Arial" fo:font-size="14pt" fo:font-style="normal" fo:text-shadow="none" style:text-underline-style="none" fo:font-weight="normal" officeooo:rsid="0016778f" style:font-size-asian="14pt" style:font-style-asian="normal" style:font-weight-asian="normal" style:font-size-complex="14pt" style:font-weight-complex="bold" style:text-emphasize="none"/>
    </style:style>
    <style:style style:name="T69" style:family="text">
      <style:text-properties fo:color="#00a933" loext:opacity="100%" style:text-outline="false" style:text-line-through-style="none" style:text-line-through-type="none" style:font-name="Arial" fo:font-size="14pt" fo:font-style="normal" fo:text-shadow="none" style:text-underline-style="none" style:font-size-asian="14pt" style:font-style-asian="normal" style:font-size-complex="14pt" style:font-weight-complex="bold" style:text-emphasize="none"/>
    </style:style>
    <style:style style:name="T70" style:family="text">
      <style:text-properties fo:color="#00a933" loext:opacity="100%" style:text-outline="false" style:text-line-through-style="none" style:text-line-through-type="none" style:font-name="Arial" fo:font-size="14pt" fo:font-style="normal" fo:text-shadow="none" style:text-underline-style="none" officeooo:rsid="000eb051" style:font-size-asian="14pt" style:font-style-asian="normal" style:font-size-complex="14pt" style:font-weight-complex="bold" style:text-emphasize="none"/>
    </style:style>
    <style:style style:name="T71" style:family="text">
      <style:text-properties fo:color="#00a933" loext:opacity="100%" style:text-outline="false" style:text-line-through-style="none" style:text-line-through-type="none" style:font-name="Arial" fo:font-size="14pt" fo:font-style="normal" fo:text-shadow="none" style:text-underline-style="none" officeooo:rsid="0016778f" style:font-size-asian="14pt" style:font-style-asian="normal" style:font-size-complex="14pt" style:font-weight-complex="bold" style:text-emphasize="none"/>
    </style:style>
    <style:style style:name="T72" style:family="text">
      <style:text-properties fo:color="#00a933" loext:opacity="100%" style:text-outline="false" style:text-line-through-style="none" style:text-line-through-type="none" style:font-name="Arial" fo:font-style="normal" fo:text-shadow="none" style:text-underline-style="none" officeooo:rsid="000eb051" style:font-style-asian="normal" style:font-weight-complex="bold" style:text-emphasize="none"/>
    </style:style>
    <style:style style:name="T73" style:family="text">
      <style:text-properties fo:color="#00a933" loext:opacity="100%" style:text-outline="false" style:text-line-through-style="none" style:text-line-through-type="none" style:font-name="Arial" fo:font-style="normal" fo:text-shadow="none" style:text-underline-style="none" officeooo:rsid="0016778f" style:font-style-asian="normal" style:font-weight-complex="bold" style:text-emphasize="none"/>
    </style:style>
    <style:style style:name="T74" style:family="text">
      <style:text-properties fo:color="#729fcf" loext:opacity="100%" style:text-outline="false" style:text-line-through-style="none" style:text-line-through-type="none" style:font-name="Arial" fo:font-style="normal" fo:text-shadow="none" style:text-underline-style="solid" style:text-underline-width="auto" style:text-underline-color="font-color" style:font-size-asian="14pt" style:font-style-asian="normal" style:text-emphasize="none"/>
    </style:style>
    <style:style style:name="T75" style:family="text">
      <style:text-properties officeooo:rsid="001c79f7"/>
    </style:style>
    <style:style style:name="T76" style:family="text">
      <style:text-properties officeooo:rsid="001faf1e"/>
    </style:style>
    <style:style style:name="T77" style:family="text">
      <style:text-properties officeooo:rsid="0015b446"/>
    </style:style>
    <style:style style:name="T78" style:family="text">
      <style:text-properties officeooo:rsid="001b25d6"/>
    </style:style>
    <style:style style:name="T79" style:family="text">
      <style:text-properties fo:color="#3465a4" loext:opacity="100%"/>
    </style:style>
    <style:style style:name="T80" style:family="text">
      <style:text-properties fo:color="#3465a4" loext:opacity="100%" fo:font-weight="normal" officeooo:rsid="001b25d6" style:font-weight-asian="normal" style:font-weight-complex="normal"/>
    </style:style>
    <style:style style:name="T81" style:family="text">
      <style:text-properties fo:color="#3465a4" loext:opacity="100%" fo:font-weight="normal" officeooo:rsid="0013caae" style:font-weight-asian="normal" style:font-weight-complex="normal"/>
    </style:style>
    <style:style style:name="T82" style:family="text">
      <style:text-properties officeooo:rsid="000a7f07"/>
    </style:style>
    <style:style style:name="T83" style:family="text">
      <style:text-properties officeooo:rsid="000c92bf"/>
    </style:style>
    <style:style style:name="T84" style:family="text">
      <style:text-properties officeooo:rsid="001cb932"/>
    </style:style>
    <style:style style:name="T85" style:family="text">
      <style:text-properties officeooo:rsid="000eb051" style:font-weight-complex="bold"/>
    </style:style>
    <style:style style:name="T86" style:family="text">
      <style:text-properties officeooo:rsid="00125170" style:font-weight-complex="bold"/>
    </style:style>
    <style:style style:name="T87" style:family="text">
      <style:text-properties fo:color="#ff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8" style:family="text">
      <style:text-properties fo:color="#ff0000" loext:opacity="100%" style:text-outline="false" style:text-line-through-style="none" style:text-line-through-type="none" style:font-name="Arial" fo:font-style="normal" fo:text-shadow="none" style:text-underline-style="none" fo:font-weight="normal" officeooo:rsid="001faf1e" style:font-style-asian="normal" style:font-weight-asian="normal" style:text-emphasize="none"/>
    </style:style>
    <style:style style:name="T89" style:family="text">
      <style:text-properties fo:color="#ff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90" style:family="text">
      <style:text-properties officeooo:rsid="0018c5bf"/>
    </style:style>
    <style:style style:name="T91" style:family="text">
      <style:text-properties style:font-size-asian="14pt"/>
    </style:style>
    <style:style style:name="T92" style:family="text">
      <style:text-properties fo:color="#5983b0" loext:opacity="100%" style:text-outline="false" style:text-line-through-style="none" style:text-line-through-type="none" style:font-name="Arial" fo:font-style="normal" fo:text-shadow="none" style:text-underline-style="solid" style:text-underline-width="auto" style:text-underline-color="font-color" style:font-style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ORT NA TEMAT WYKONANYCH TESTÓW</text:p>
      <text:p text:style-name="P1"/>
      <text:p text:style-name="P104"><text:span text:style-name="T91">INFORMACJE</text:span></text:p>
      <text:p text:style-name="P1"/>
      <text:p text:style-name="P15">Liczba godzin: <text:span text:style-name="T82">30</text:span>h</text:p>
      <text:p text:style-name="P15">Adres aplikacji do testowania: <text:a xlink:type="simple" xlink:href="https://github.com/MaciejGrochowski/PRI" text:style-name="Internet_20_link" text:visited-style-name="Visited_20_Internet_20_Link"><text:span text:style-name="T9">https://github.com/MaciejGrochowski/PRI</text:span></text:a></text:p>
      <text:p text:style-name="P26"/>
      <text:p text:style-name="P26"/>
      <text:p text:style-name="P104"><text:span text:style-name="T91">ZAKRES TESTÓW</text:span></text:p>
      <text:p text:style-name="P104"><text:span text:style-name="T91"/></text:p>
      <text:list xml:id="list693073170" text:style-name="List_20_1">
        <text:list-item>
          <text:p text:style-name="P51">Testy funkcjonalne</text:p>
        </text:list-item>
        <text:list-item>
          <text:p text:style-name="P51">Testy wydajności</text:p>
        </text:list-item>
        <text:list-item>
          <text:p text:style-name="P51">Testy użyteczności</text:p>
        </text:list-item>
        <text:list-item>
          <text:p text:style-name="P51">Testy bezpieczeństwa</text:p>
        </text:list-item>
        <text:list-item>
          <text:p text:style-name="P51">Testy kompatybilności</text:p>
        </text:list-item>
      </text:list>
      <text:p text:style-name="P27"/>
      <text:p text:style-name="P27"/>
      <text:p text:style-name="P103">ZAŁOŻENIA DO TESTÓW</text:p>
      <text:p text:style-name="P103"/>
      <text:p text:style-name="P47"/>
      <text:p text:style-name="P25">Imię i nazwisko testera: Andrzej Wachnicki</text:p>
      <text:p text:style-name="P25">Data i godzina wykonania testów: 02.05.2022 od 8:00 do 13:00</text:p>
      <text:p text:style-name="P25">Środowisko:</text:p>
      <text:p text:style-name="P25">PC:</text:p>
      <text:p text:style-name="P25">Windows 10 Home, procesor 4x4.0Ghz, 8GB RAM</text:p>
      <text:p text:style-name="P25">Przeglądarki:</text:p>
      <text:list xml:id="list85848259907995" text:continue-numbering="true" text:style-name="List_20_1">
        <text:list-item>
          <text:p text:style-name="P80"><text:span text:style-name="T63">Google Chrome w</text:span><text:span text:style-name="T35">ersja 99.0.4844.82 (Oficjalna wersja) (64-bitowa</text:span><text:span text:style-name="T36">)</text:span></text:p>
        </text:list-item>
        <text:list-item>
          <text:p text:style-name="P80"><text:span text:style-name="T36">Opera wersja:</text:span><text:span text:style-name="T37">85.0.4341.75</text:span><text:span text:style-name="T36"> </text:span><text:span text:style-name="T64"><text:s/></text:span></text:p>
        </text:list-item>
        <text:list-item>
          <text:p text:style-name="P80"><text:span text:style-name="T65">Opera GX </text:span><text:span text:style-name="T35">VL</text:span><text:span text:style-name="T38">3 (core: 85.0.4341.72)</text:span><text:span text:style-name="T64"> </text:span></text:p>
        </text:list-item>
        <text:list-item>
          <text:p text:style-name="P81"><text:span text:style-name="T66">Microsoft Edge w</text:span><text:span text:style-name="T35">ersja 99.0.1150.52 (Oficjalna kompilacja) (wersja 64-bitowa)</text:span><text:span text:style-name="T64"> </text:span></text:p>
        </text:list-item>
        <text:list-item>
          <text:p text:style-name="P66">Safari 5.1.7 (7534.57.2)</text:p>
        </text:list-item>
      </text:list>
      <text:p text:style-name="P28"/>
      <text:p text:style-name="P28">Podsumowanie użytych narzędzi:</text:p>
      <text:list xml:id="list85848563458117" text:continue-numbering="true" text:style-name="List_20_1">
        <text:list-item>
          <text:p text:style-name="P66">Lightshot: narzędzie do wykonywania zrzutów ekranu</text:p>
        </text:list-item>
        <text:list-item>
          <text:p text:style-name="P66">OWASP ZAP 2.11.1: testy bezpieczeństwa</text:p>
        </text:list-item>
        <text:list-item>
          <text:p text:style-name="P66">Lighthouse: testy wydajności</text:p>
        </text:list-item>
      </text:list>
      <text:p text:style-name="P28"/>
      <text:p text:style-name="P28"/>
      <text:p text:style-name="P29"/>
      <text:p text:style-name="P32"/>
      <text:p text:style-name="P33"/>
      <text:p text:style-name="P33"/>
      <text:p text:style-name="P30"/>
      <text:p text:style-name="P108"><text:soft-page-break/>LICZBA TESTÓW I POKRYCIE TESTOWE</text:p>
      <text:p text:style-name="P8"/>
      <text:p text:style-name="P9">Testowane obszary:</text:p>
      <text:p text:style-name="P39"/>
      <text:list xml:id="list85847492720187" text:continue-numbering="true" text:style-name="List_20_1">
        <text:list-item>
          <text:p text:style-name="P82">Obszar logowania: </text:p>
          <text:p text:style-name="P82"/>
          <text:p text:style-name="P52">Liczba wykonanych testów: 2</text:p>
          <text:p text:style-name="P50"><text:span text:style-name="T67">Znaleziono 0 błędów </text:span><text:span text:style-name="T68">funkcjonalnych</text:span></text:p>
          <text:p text:style-name="P85"/>
        </text:list-item>
        <text:list-item>
          <text:p text:style-name="P88"><text:span text:style-name="T31">Obszar rejestracji konta:</text:span><text:span text:style-name="T20"> </text:span></text:p>
          <text:p text:style-name="P83"/>
          <text:p text:style-name="P67"><text:span text:style-name="T20">Liczba wykonanych testów: </text:span><text:span text:style-name="T21">25</text:span></text:p>
          <text:p text:style-name="P64">Znalezione błędy:</text:p>
          <text:p text:style-name="P89"><text:span text:style-name="T83">1. </text:span><text:span text:style-name="T40">Wiadomość z linkiem aktywacyjnym nie jest wysyłana na podany adres e-mail </text:span><text:span text:style-name="T60">(Funkcjonalność)</text:span></text:p>
          <text:p text:style-name="P69"><text:span text:style-name="T88">P</text:span><text:span text:style-name="T87">riorytet: </text:span><text:span text:style-name="T89">Krytyczny</text:span><text:span text:style-name="T3"> </text:span></text:p>
          <text:p text:style-name="P94"/>
        </text:list-item>
        <text:list-item>
          <text:p text:style-name="P75"><text:span text:style-name="T31">Obszar tworzenia postaci:</text:span><text:span text:style-name="T22"> </text:span></text:p>
          <text:p text:style-name="P56"/>
          <text:p text:style-name="P76"><text:span text:style-name="T26">Liczba wykonanych testów: </text:span><text:span text:style-name="T28">8</text:span></text:p>
          <text:p text:style-name="P65">Znalezione błędy:</text:p>
          <text:p text:style-name="P95"><text:span text:style-name="T79">2.</text:span><text:span text:style-name="T39"> </text:span><text:span text:style-name="T80">Nie działa opcja generowania losowych statystyk postaci </text:span><text:span text:style-name="T81">(Funkcjonalność, defekt naprawiony)</text:span></text:p>
          <text:p text:style-name="P101"><text:span text:style-name="T28">P</text:span><text:span text:style-name="T14">riorytet</text:span><text:span text:style-name="T28">:</text:span><text:span text:style-name="T5"> </text:span><text:span text:style-name="T6">Wysoki</text:span></text:p>
          <text:p text:style-name="P92"><text:span text:style-name="T78">3.</text:span><text:span text:style-name="T42"> </text:span><text:span text:style-name="T43">Opcja losowego generowania statystyk postaci nie powoduje wygenerowania wszystkich danych </text:span><text:span text:style-name="T61">(Funkcjonalność)</text:span></text:p>
          <text:p text:style-name="P90"><text:span text:style-name="T15">P</text:span><text:span text:style-name="T14">riorytet</text:span><text:span text:style-name="T15">:</text:span><text:span text:style-name="T6"> </text:span><text:span text:style-name="T7">Niski</text:span></text:p>
          <text:p text:style-name="P102"/>
        </text:list-item>
        <text:list-item>
          <text:p text:style-name="P75"><text:span text:style-name="T31">Obszar tworzenia historii:</text:span><text:span text:style-name="T22"> </text:span></text:p>
          <text:p text:style-name="P56"/>
          <text:p text:style-name="P76"><text:span text:style-name="T22">Liczba wykonanych testów: </text:span><text:span text:style-name="T25">18</text:span></text:p>
          <text:p text:style-name="P68"><text:span text:style-name="T34">Z</text:span><text:span text:style-name="T33">nalezione błędy:</text:span></text:p>
          <text:p text:style-name="P93"><text:span text:style-name="T84">4.</text:span><text:span text:style-name="T43"> </text:span><text:span text:style-name="T44">Historia zostaje zapisana pomimo podania niewłaściwej wartości </text:span><text:span text:style-name="T62">(Funkcjonalność)</text:span></text:p>
          <text:p text:style-name="P91"><text:span text:style-name="T16">P</text:span><text:span text:style-name="T14">riorytet</text:span><text:span text:style-name="T16">:</text:span><text:span text:style-name="T7"> </text:span><text:span text:style-name="T8">Średni</text:span></text:p>
          <text:p text:style-name="P105"/>
        </text:list-item>
        <text:list-item>
          <text:p text:style-name="P61">Obszar tworzenia sesji: </text:p>
          <text:p text:style-name="P61"/>
          <text:p text:style-name="P76"><text:span text:style-name="T26">Liczba wykonanych testów: </text:span><text:span text:style-name="T28">6</text:span></text:p>
          <text:p text:style-name="P77"><text:span text:style-name="T70">Znaleziono 0 błędów </text:span><text:span text:style-name="T71">funkcjonalnych</text:span></text:p>
          <text:p text:style-name="P86"/>
        </text:list-item>
        <text:list-item>
          <text:p text:style-name="P78"><text:span text:style-name="T31">Obszar katalogu postaci:</text:span><text:span text:style-name="T26"> </text:span></text:p>
          <text:p text:style-name="P53"/>
          <text:p text:style-name="P76"><text:span text:style-name="T27">Liczba wykonanych testów: </text:span><text:span text:style-name="T30">34</text:span></text:p>
          <text:p text:style-name="P70"><text:span text:style-name="T72">Znaleziono 0 błędów </text:span><text:span text:style-name="T73">funkcjonalnych</text:span></text:p>
          <text:p text:style-name="P85"><text:soft-page-break/></text:p>
        </text:list-item>
        <text:list-item>
          <text:p text:style-name="P79"><text:span text:style-name="T23">O</text:span><text:span text:style-name="T22">bszar katalogu historii: </text:span></text:p>
          <text:p text:style-name="P62"/>
          <text:p text:style-name="P76"><text:span text:style-name="T27">Liczba wykonanych testów: </text:span><text:span text:style-name="T30">35</text:span></text:p>
          <text:p text:style-name="P70"><text:span text:style-name="T72">Znaleziono 0 błędów </text:span><text:span text:style-name="T73">funkcjonalnych</text:span></text:p>
          <text:p text:style-name="P54"/>
        </text:list-item>
        <text:list-item>
          <text:p text:style-name="P79"><text:span text:style-name="T23">O</text:span><text:span text:style-name="T22">bszar widoczności sesji: </text:span></text:p>
          <text:p text:style-name="P62"/>
          <text:p text:style-name="P57"><text:span text:style-name="T85">Liczba wykonanych testów: </text:span><text:span text:style-name="T86">6</text:span></text:p>
          <text:p text:style-name="P78"><text:span text:style-name="T70">Znaleziono 0 błędów </text:span><text:span text:style-name="T69">funkcjonalnych</text:span></text:p>
          <text:p text:style-name="P105"/>
        </text:list-item>
        <text:list-item>
          <text:p text:style-name="P78"><text:span text:style-name="T32">O</text:span><text:span text:style-name="T31">bszar głównego menu:</text:span><text:span text:style-name="T22"> </text:span></text:p>
        </text:list-item>
      </text:list>
      <text:p text:style-name="P58"/>
      <text:p text:style-name="P31"><text:span text:style-name="T22"><text:s text:c="2"/></text:span><text:span text:style-name="T24"><text:s/></text:span><text:span text:style-name="T27">Liczba wykonanych testów: </text:span><text:span text:style-name="T29">1</text:span></text:p>
      <text:list xml:id="list85849459937957" text:continue-numbering="true" text:style-name="List_20_1">
        <text:list-header>
          <text:p text:style-name="P78"><text:span text:style-name="T70">Znaleziono 0 błędów </text:span><text:span text:style-name="T69">funkcjonalnych</text:span></text:p>
          <text:p text:style-name="P87"/>
        </text:list-header>
      </text:list>
      <text:p text:style-name="P112">Dane dotyczące pokrycia testowego oraz status błędów znajdują się w pliku Pokrycie, wyniki testów i stan defektów aplikacji</text:p>
      <text:p text:style-name="P84"/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40"><text:span text:style-name="T1"/></text:p>
      <text:p text:style-name="P118"><text:span text:style-name="T92"/></text:p>
      <text:p text:style-name="P118"><text:span text:style-name="T92"/></text:p>
      <text:p text:style-name="P118"><text:span text:style-name="T92"/></text:p>
      <text:p text:style-name="P118"><text:span text:style-name="T92"/></text:p>
      <text:p text:style-name="P118"><text:soft-page-break/><text:span text:style-name="T92">OCENA APLIKACJI</text:span></text:p>
      <text:p text:style-name="P40"><text:span text:style-name="T1"/></text:p>
      <text:p text:style-name="P113"><text:span text:style-name="T10"/></text:p>
      <text:p text:style-name="P113"><text:span text:style-name="T10">Ocena pod względem </text:span><text:span text:style-name="T90">funkcjonalnym</text:span><text:span text:style-name="T10">:</text:span></text:p>
      <text:p text:style-name="P40"><text:span text:style-name="T1"/></text:p>
      <text:p text:style-name="P40"><text:span text:style-name="T1">Pojawił sie jeden krytyczny błąd, który uniemożliwia korzystanie z pozostałych funkcjonalności aplikacji, ale biorąc pod uwage kontekst (aplikacja nie jest przewidziana do użytku publicznego) można go bardzo łatwo naprawić, posiłkując się bazą danych (kontakt z twórcami jest ułatwiony, dzięki podaniu danych kontaktowych na stronie głównej). </text:span><text:span text:style-name="T2">Kolejnym błędem jest niewłaściwa walidacja pola (program akceptuje jedną nieprawidłową wartość), jednak gracze zapoznani z uniwersum gry będą wiedzieć, że podanie takiego roku jest niemożliwe z uwagi na konwencję świata gry.</text:span></text:p>
      <text:p text:style-name="P36"/>
      <text:p text:style-name="P36">Ocena: 4/5</text:p>
      <text:p text:style-name="P36"/>
      <text:p text:style-name="P36"/>
      <text:p text:style-name="P10">Ocena pod względem użyteczności:</text:p>
      <text:p text:style-name="P37"/>
      <text:p text:style-name="P38">Błąd o ID#10 został usunięty. Błędy o ID od #11 do #14 mają niską ważność i dotyczą braku opcji informujących użytkownika o pewnych działaniach aplikacji, nie mają aż takiego wielkiego wpływu na jakość aplikacji. Co do błędów od ID od #15 do #17 sprawa ma się nieco inaczej, ponieważ są to błędy o średniej ważności, a ponadto dotyczą ważnej funkcjonalności, która powala na rozgrywanie sesji za pomocą aplikacji. Dlatego też powiiny być naprawione w pierwszej kolejności, jeśli chodzi o użyteczność, aby poprawić wrażenia użytkownika korzystającego z aplikacji.</text:p>
      <text:p text:style-name="P38"/>
      <text:p text:style-name="P38">Ocena: 3/5</text:p>
      <text:p text:style-name="P38"/>
      <text:p text:style-name="P38"/>
      <text:p text:style-name="P2"><text:span text:style-name="T10">Ocena pod względem </text:span><text:span text:style-name="T11">kompatybilności</text:span><text:span text:style-name="T10">:</text:span></text:p>
      <text:p text:style-name="P10"/>
      <text:p text:style-name="P16"><text:span text:style-name="T3">Pojawił sie jeden błąd związany z</text:span><text:span text:style-name="T10"> </text:span><text:span text:style-name="T3">niemożnością uruchomienia aplikacji na przeglądarce Safari, nie został on naprawiony. Biorąc pod uwagę szeroką dostępność przeglądarek na rynku, </text:span><text:span text:style-name="T4">istnieje możliwość obejścia błędu, więc nie powinien on w znaczącym stopniu wpłynąć na użytkowanie aplikacji.</text:span></text:p>
      <text:p text:style-name="P21"/>
      <text:p text:style-name="P21">Ocena: 4.5/5</text:p>
      <text:p text:style-name="P21"/>
      <text:p text:style-name="P21"/>
      <text:p text:style-name="P2"><text:span text:style-name="T10"/></text:p>
      <text:p text:style-name="P2"><text:span text:style-name="T10"/></text:p>
      <text:p text:style-name="P2"><text:soft-page-break/><text:span text:style-name="T10">Ocena pod względem </text:span><text:span text:style-name="T12">bezpieczeństwa</text:span><text:span text:style-name="T10">:</text:span></text:p>
      <text:p text:style-name="P10"/>
      <text:p text:style-name="P24">Pojawił się jeden błąd o średnim priorytecie, dotyczy on sytuacji, w której aplikacja była by dostępna dla publicznego użytku, więc biorąc pod uwagę kontekst ma on marginalne znaczenie, jednak nie należy zapominać o jego istnieniu.</text:p>
      <text:p text:style-name="P24"/>
      <text:p text:style-name="P24">Ocena: 4.5/5</text:p>
      <text:p text:style-name="P24"/>
      <text:p text:style-name="P24"/>
      <text:p text:style-name="P2"><text:span text:style-name="T10">Ocena pod względem </text:span><text:span text:style-name="T13">wydajności</text:span><text:span text:style-name="T10">:</text:span></text:p>
      <text:p text:style-name="P10"/>
      <text:p text:style-name="P22">Pojawiły się dwa błędy o niskim priorytecie i dotyczą szybkości działania funkcjonalności i szybkości ładowania elementu graficznego strony. Wspomniane błędy dotyczą sytuacji, w której użytkownik korzysta z wolniejszego połączenia internetowego (3G). Należy wziąć pod uwagę, że wciąż całkiem sporo osób korzysta z takiego rozwiązania, jednak z drugiej strony wspomniane opóźnienia nie są znaczące i nie wpływają w znacznym stopniu na dostęp do kluczowych funkcji aplikacji.</text:p>
      <text:p text:style-name="P22"/>
      <text:p text:style-name="P22">Ocena: 4/5</text:p>
      <text:p text:style-name="P22"/>
      <text:p text:style-name="P22"/>
      <text:p text:style-name="P22"/>
      <text:p text:style-name="P22">Sumaryczna ocena (średnia z wyżej wspomnianych ocen w skali od 1 do 5):</text:p>
      <text:p text:style-name="P22"/>
      <text:p text:style-name="P13">4/5</text:p>
      <text:p text:style-name="P14"/>
      <text:p text:style-name="P23"/>
      <text:p text:style-name="P23"/>
      <text:p text:style-name="P23"/>
      <text:p text:style-name="P11"/>
      <text:p text:style-name="P23"/>
      <text:p text:style-name="P115"/>
      <text:p text:style-name="P106"/>
      <text:p text:style-name="P106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oft-page-break/>LISTA ZNALEZIONYCH BŁĘDÓW</text:p>
      <text:p text:style-name="P34"/>
      <text:p text:style-name="P34"/>
      <text:p text:style-name="P3">BŁĘDY FUNKCJONALNOŚCI:</text:p>
      <text:p text:style-name="P41"/>
      <text:p text:style-name="P41"/>
      <text:p text:style-name="P41"/>
      <text:p text:style-name="P42"><text:span text:style-name="T83">1. </text:span><text:span text:style-name="T40">Wiadomość z linkiem aktywacyjnym nie jest wysyłana na podany adres e-mail</text:span></text:p>
      <text:p text:style-name="P44"><text:span text:style-name="T76">P</text:span>riorytet: <text:span text:style-name="T39">Krytyczny</text:span></text:p>
      <text:p text:style-name="P45"><text:span text:style-name="T79">2.</text:span><text:span text:style-name="T39"> </text:span><text:span text:style-name="T80">Nie działa opcja generowania losowych statystyk postaci</text:span></text:p>
      <text:p text:style-name="P48">P<text:span text:style-name="T75">riorytet</text:span>:<text:span text:style-name="T39"> </text:span><text:span text:style-name="T42">Wysoki</text:span></text:p>
      <text:p text:style-name="P17"><text:span text:style-name="T78">3.</text:span><text:span text:style-name="T42"> </text:span><text:span text:style-name="T43">Opcja losowego generowania statystyk postaci nie powoduje wygenerowania wszystkich danych</text:span></text:p>
      <text:p text:style-name="P18"><text:span text:style-name="T78">P</text:span><text:span text:style-name="T75">riorytet</text:span><text:span text:style-name="T78">:</text:span><text:span text:style-name="T42"> </text:span><text:span text:style-name="T43">Niski</text:span></text:p>
      <text:p text:style-name="P17"><text:span text:style-name="T84">4.</text:span><text:span text:style-name="T43"> </text:span><text:span text:style-name="T44">Historia zostaje zapisana pomimo podania niewłaściwej wartości</text:span></text:p>
      <text:p text:style-name="P18"><text:span text:style-name="T84">P</text:span><text:span text:style-name="T75">riorytet</text:span><text:span text:style-name="T84">:</text:span><text:span text:style-name="T43"> </text:span><text:span text:style-name="T44">Średni</text:span></text:p>
      <text:p text:style-name="P71"/>
      <text:p text:style-name="P41"/>
      <text:p text:style-name="P7"/>
      <text:p text:style-name="P3">BŁĘDY KOMPATYBILNOŚCI:</text:p>
      <text:p text:style-name="P41"/>
      <text:p text:style-name="P45">5. <text:span text:style-name="T45">Aplikacja nie uruchamia się na przeglądarce Safari</text:span></text:p>
      <text:p text:style-name="P43">P<text:span text:style-name="T75">riorytet</text:span>:<text:span text:style-name="T39"> </text:span><text:span text:style-name="T46">Krytyczny</text:span></text:p>
      <text:p text:style-name="P98"/>
      <text:p text:style-name="P98"/>
      <text:p text:style-name="P109">BŁĘDY BEZPIECZEŃSTWA:</text:p>
      <text:p text:style-name="P4"/>
      <text:p text:style-name="P45">6. <text:span text:style-name="T47">Istnieje możliwość wysłania dowolnych danych przy użyciu przycisku zatwierdzenia formularza </text:span></text:p>
      <text:p text:style-name="P43">P<text:span text:style-name="T75">riorytet</text:span>:<text:span text:style-name="T39"> </text:span><text:span text:style-name="T48">Średni</text:span></text:p>
      <text:p text:style-name="P99"/>
      <text:p text:style-name="P41"/>
      <text:p text:style-name="P46"/>
      <text:p text:style-name="P12">BŁĘDY UŻYTECZNOŚCI:</text:p>
      <text:p text:style-name="P41"/>
      <text:p text:style-name="P41"/>
      <text:p text:style-name="P49">7. <text:span text:style-name="T49">Wyświetlany jest niewłaściwy komunikat walidacyjny</text:span></text:p>
      <text:p text:style-name="P48">P<text:span text:style-name="T75">riorytet</text:span>:<text:span text:style-name="T39"> </text:span><text:span text:style-name="T50">Niski</text:span></text:p>
      <text:p text:style-name="P45">8. <text:span text:style-name="T41">Nie pojawia się żaden komunikat po zarejestrowaniu konta</text:span></text:p>
      <text:p text:style-name="P43">P<text:span text:style-name="T75">riorytet</text:span>: <text:span text:style-name="T41">Niski</text:span></text:p>
      <text:p text:style-name="P45"><text:span text:style-name="T77">9.</text:span><text:span text:style-name="T41"> </text:span><text:span text:style-name="T51">Opcja założenia konta nie jest dostępna z poziomu menu aplikacji</text:span></text:p>
      <text:p text:style-name="P43"><text:span text:style-name="T77">P</text:span><text:span text:style-name="T75">riorytet</text:span><text:span text:style-name="T77">:</text:span><text:span text:style-name="T41"> </text:span><text:span text:style-name="T51">Niski</text:span></text:p>
      <text:p text:style-name="P45">10. <text:span text:style-name="T52">Tabela z postaciami i historiami nie jest właściwie wyświetlana</text:span></text:p>
      <text:p text:style-name="P43">P<text:span text:style-name="T75">riorytet</text:span>:<text:span text:style-name="T39"> </text:span><text:span text:style-name="T51">Niski</text:span></text:p>
      <text:p text:style-name="P45"><text:soft-page-break/>11. <text:span text:style-name="T53">Nie są wyświetlane podpowiedzi przy opcjach dotyczących postaci</text:span></text:p>
      <text:p text:style-name="P43">P<text:span text:style-name="T75">riorytet</text:span>:<text:span text:style-name="T39"> </text:span><text:span text:style-name="T51">Niski</text:span></text:p>
      <text:p text:style-name="P45">12. <text:span text:style-name="T54">Gracz uczestniczący w sesji nie widzi tych samych danych co Mistrz Gry</text:span></text:p>
      <text:p text:style-name="P43">P<text:span text:style-name="T75">riorytet</text:span>:<text:span text:style-name="T39"> </text:span><text:span text:style-name="T44">Średni</text:span></text:p>
      <text:p text:style-name="P45">13. <text:span text:style-name="T54">Gracz </text:span><text:span text:style-name="T55">nie widzi </text:span><text:span text:style-name="T56">od razu </text:span><text:span text:style-name="T55">zmian, które zostały zastosowane dla jednej postaci w sesji</text:span></text:p>
      <text:p text:style-name="P43">P<text:span text:style-name="T75">riorytet</text:span>:<text:span text:style-name="T39"> </text:span><text:span text:style-name="T44">Średni</text:span></text:p>
      <text:p text:style-name="P45">14. <text:span text:style-name="T54">Gracz </text:span><text:span text:style-name="T55">nie widzi </text:span><text:span text:style-name="T56">od razu </text:span><text:span text:style-name="T55">zmian, które zostały zastosowane dla </text:span><text:span text:style-name="T56">wszystkich</text:span><text:span text:style-name="T55"> postaci w sesji</text:span></text:p>
      <text:p text:style-name="P43">P<text:span text:style-name="T75">riorytet</text:span>:<text:span text:style-name="T39"> </text:span><text:span text:style-name="T44">Średni</text:span></text:p>
      <text:p text:style-name="P41"/>
      <text:p text:style-name="P41"/>
      <text:p text:style-name="P5"/>
      <text:p text:style-name="P5">BŁĘDY WYDAJNOŚCI:</text:p>
      <text:p text:style-name="P5"/>
      <text:p text:style-name="P5"/>
      <text:p text:style-name="P19">15. <text:span text:style-name="T57">Opcje odpowiadające za losowanie wartości działają z widocznym opóźnieniem</text:span></text:p>
      <text:p text:style-name="P20">P<text:span text:style-name="T75">riorytet</text:span>:<text:span text:style-name="T39"> </text:span><text:span text:style-name="T58">Niski</text:span></text:p>
      <text:p text:style-name="P45">16. <text:span text:style-name="T59">Symbol graficzny aplikacji ładuje się z opóźnieniem</text:span></text:p>
      <text:p text:style-name="P43">P<text:span text:style-name="T75">riorytet</text:span>:<text:span text:style-name="T39"> </text:span><text:span text:style-name="T59">Niski</text:span></text:p>
      <text:p text:style-name="P6"/>
      <text:p text:style-name="P41"/>
      <text:p text:style-name="P10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19"><text:span text:style-name="T74"/></text:p>
      <text:p text:style-name="P120"><text:soft-page-break/><text:span text:style-name="T74">PODSUMOWANIE</text:span></text:p>
      <text:p text:style-name="P120"><text:span text:style-name="T74"/></text:p>
      <text:p text:style-name="P116"><text:span text:style-name="T17"/></text:p>
      <text:p text:style-name="P114">Końcowe wnioski:</text:p>
      <text:p text:style-name="P63"/>
      <text:p text:style-name="P60"><text:span text:style-name="T17">Opierając się na powyższej analizie można stwierdzić, że największy wzrost jakości osiągniemy koncentrując się na aspekcie użyteczności aplikacji. Drugim ważnym aspektem powinno być wyeliminowanie błędów wydajności, jak i poprawa błędu kompatybilności. Rozważając natomiast wprowadzenie aplikacji do sieci w pierwszej kolejności należy skupić się na błędach funkcjonalnych, kompatybilności i poprawie użyteczności.</text:span></text:p>
      <text:p text:style-name="P116"><text:span text:style-name="T17"/></text:p>
      <text:p text:style-name="P116"><text:span text:style-name="T17"/></text:p>
      <text:p text:style-name="P116"><text:span text:style-name="T17">Sugestie usprawnień:</text:span></text:p>
      <text:p text:style-name="P116"><text:span text:style-name="T17"/></text:p>
      <text:list xml:id="list85848779667963" text:continue-numbering="true" text:style-name="List_20_1">
        <text:list-item>
          <text:p text:style-name="P73"><text:span text:style-name="T17">Można pokusić się o dodanie weryfikacji reCAPTCHA w celu lepszego zabezpieczenia aplikacji</text:span></text:p>
        </text:list-item>
      </text:list>
      <text:p text:style-name="P72"><text:span text:style-name="T17"/></text:p>
      <text:p text:style-name="P72"><text:span text:style-name="T17"/></text:p>
      <text:p text:style-name="P117"><text:span text:style-name="T18">Podsumowanie</text:span><text:span text:style-name="T17">:</text:span></text:p>
      <text:p text:style-name="P117"><text:span text:style-name="T17"/></text:p>
      <text:p text:style-name="P74"><text:span text:style-name="T17">Aplikacja spełnia swoje podstawowe zadanie, jednak od strony niefunkcjonalnej wymaga poprawy. Myśląc o dalszych testach można rozważyć wykonanie testów obciążeniowych </text:span><text:span text:style-name="T19">przy założeniu, że ma ona być wykorzystywana przez wielu użytkowników.</text:span></text:p>
      <text:p text:style-name="P72"><text:span text:style-name="T17"/></text:p>
      <text:p text:style-name="P72"><text:span text:style-name="T17"/></text:p>
      <text:p text:style-name="P72"><text:span text:style-name="T17"/></text:p>
      <text:p text:style-name="P72"><text:span text:style-name="T17"/>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3H29M25S</meta:editing-duration>
    <meta:editing-cycles>11</meta:editing-cycles>
    <meta:generator>LibreOffice/7.3.0.3$Windows_X86_64 LibreOffice_project/0f246aa12d0eee4a0f7adcefbf7c878fc2238db3</meta:generator>
    <dc:date>2022-05-09T08:58:47.372000000</dc:date>
    <meta:document-statistic meta:table-count="0" meta:image-count="0" meta:object-count="0" meta:page-count="8" meta:paragraph-count="144" meta:word-count="987" meta:character-count="6975" meta:non-whitespace-character-count="6162"/>
    <meta:user-defined meta:name="Info 1"/>
    <meta:user-defined meta:name="Info 2"/>
    <meta:user-defined meta:name="Info 3"/>
    <meta:user-defined meta:name="Info 4"/>
  </office:meta>
</office:document-meta>
</file>